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80BA07926A374D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80BA07926A374D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ilate questions Jesus</text:span></text:p>
            <text:p text:style-name="P3"><text:span text:style-name="T2">(John 18:28-40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6:28.729000000</dc:date>
    <meta:editing-duration>PT2H23M57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